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7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3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791cm"/>
    </style:style>
    <style:style style:name="gr8" style:family="graphic" style:parent-style-name="standard">
      <style:graphic-properties draw:stroke="dash" draw:stroke-dash="Dashed_20__28_var_29_"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8pt" style:font-size-asian="8pt" style:font-size-complex="8pt"/>
    </style:style>
    <style:style style:name="P6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4.25cm" svg:height="0.5cm" svg:x="3.15cm" svg:y="3.6cm">
          <text:p text:style-name="P1"><text:span text:style-name="T1">baseStack1</text:span></text:p>
        </draw:rect>
        <draw:rect draw:style-name="gr1" draw:text-style-name="P2" draw:layer="layout" svg:width="4.25cm" svg:height="0.5cm" svg:x="3.15cm" svg:y="1.1cm">
          <text:p text:style-name="P1"><text:span text:style-name="T1">heapOffset</text:span></text:p>
        </draw:rect>
        <draw:rect draw:style-name="gr1" draw:text-style-name="P2" draw:layer="layout" svg:width="4.25cm" svg:height="0.5cm" svg:x="3.15cm" svg:y="3.1cm">
          <text:p text:style-name="P1"><text:span text:style-name="T1">nofStacks</text:span></text:p>
        </draw:rect>
        <draw:rect draw:style-name="gr1" draw:text-style-name="P2" draw:layer="layout" svg:width="4.25cm" svg:height="0.505cm" svg:x="3.15cm" svg:y="4.1cm">
          <text:p text:style-name="P1"><text:span text:style-name="T1">sizeStack1</text:span></text:p>
        </draw:rect>
        <draw:rect draw:style-name="gr1" draw:text-style-name="P2" draw:layer="layout" svg:width="4.25cm" svg:height="0.5cm" svg:x="3.15cm" svg:y="0.6cm">
          <text:p text:style-name="P1"><text:span text:style-name="T1">stackOffset</text:span></text:p>
        </draw:rect>
        <draw:rect draw:style-name="gr1" draw:text-style-name="P2" draw:layer="layout" svg:width="4.25cm" svg:height="0.5cm" svg:x="3.15cm" svg:y="0.1cm">
          <text:p text:style-name="P1"><text:span text:style-name="T1">classConstOffset</text:span></text:p>
        </draw:rect>
        <draw:rect draw:style-name="gr2" draw:text-style-name="P2" draw:layer="layout" svg:width="4.25cm" svg:height="1.5cm" svg:x="3.15cm" svg:y="5.6cm">
          <text:p/>
        </draw:rect>
        <draw:rect draw:style-name="gr1" draw:text-style-name="P2" draw:layer="layout" svg:width="4.25cm" svg:height="0.5cm" svg:x="3.15cm" svg:y="4.6cm">
          <text:p text:style-name="P1"><text:span text:style-name="T1">baseStack2</text:span></text:p>
        </draw:rect>
        <draw:frame draw:style-name="gr3" draw:text-style-name="P3" draw:layer="layout" svg:width="7.021cm" svg:height="0.64cm" svg:x="7.85cm" svg:y="0.1cm">
          <draw:text-box>
            <text:p><text:span text:style-name="T2">Offset zum Beginn der Klassenreferenzen</text:span></text:p>
          </draw:text-box>
        </draw:frame>
        <draw:frame draw:style-name="gr3" draw:text-style-name="P3" draw:layer="layout" svg:width="6.678cm" svg:height="0.64cm" svg:x="7.85cm" svg:y="1.066cm">
          <draw:text-box>
            <text:p><text:span text:style-name="T2">Offset zum Beginn der Heapinformation</text:span></text:p>
          </draw:text-box>
        </draw:frame>
        <draw:frame draw:style-name="gr3" draw:text-style-name="P3" draw:layer="layout" svg:width="6.725cm" svg:height="0.64cm" svg:x="7.85cm" svg:y="0.6cm">
          <draw:text-box>
            <text:p><text:span text:style-name="T2">Offset zum Beginn der Stackinformation</text:span></text:p>
          </draw:text-box>
        </draw:frame>
        <draw:frame draw:style-name="gr4" draw:text-style-name="P3" draw:layer="layout" svg:width="3.33cm" svg:height="0.64cm" svg:x="7.9cm" svg:y="3.1cm">
          <draw:text-box>
            <text:p><text:span text:style-name="T2">Anzahl der Stacks</text:span></text:p>
          </draw:text-box>
        </draw:frame>
        <draw:rect draw:style-name="gr1" draw:text-style-name="P2" draw:layer="layout" svg:width="4.25cm" svg:height="0.5cm" svg:x="3.15cm" svg:y="5.1cm">
          <text:p text:style-name="P1"><text:span text:style-name="T1">sizeStack2</text:span></text:p>
        </draw:rect>
        <draw:frame draw:style-name="gr3" draw:text-style-name="P3" draw:layer="layout" svg:width="7.085cm" svg:height="0.64cm" svg:x="7.9cm" svg:y="11.6cm">
          <draw:text-box>
            <text:p><text:span text:style-name="T2">Referenzen zum Const Block jeder Klasse</text:span></text:p>
          </draw:text-box>
        </draw:frame>
        <draw:frame draw:style-name="gr5" draw:text-style-name="P5" draw:layer="layout" svg:width="3.25cm" svg:height="0.569cm" svg:x="-0.1cm" svg:y="0.6cm">
          <draw:text-box>
            <text:p text:style-name="P4"><text:span text:style-name="T3">stStackOffset</text:span></text:p>
          </draw:text-box>
        </draw:frame>
        <draw:frame draw:style-name="gr5" draw:text-style-name="P5" draw:layer="layout" svg:width="3.25cm" svg:height="0.569cm" svg:x="-0.1cm" svg:y="1.1cm">
          <draw:text-box>
            <text:p text:style-name="P4"><text:span text:style-name="T3">stHeapOffset</text:span></text:p>
          </draw:text-box>
        </draw:frame>
        <draw:frame draw:style-name="gr6" draw:text-style-name="P5" draw:layer="layout" svg:width="3.335cm" svg:height="0.569cm" svg:x="-0.1cm" svg:y="1.6cm">
          <draw:text-box>
            <text:p text:style-name="P4"><text:span text:style-name="T3">stKernelClinitAddr</text:span></text:p>
          </draw:text-box>
        </draw:frame>
        <draw:frame draw:style-name="gr5" draw:text-style-name="P5" draw:layer="layout" svg:width="3.25cm" svg:height="0.569cm" svg:x="-0.1cm" svg:y="7.1cm">
          <draw:text-box>
            <text:p text:style-name="P4"><text:span text:style-name="T3">heapOffset</text:span></text:p>
          </draw:text-box>
        </draw:frame>
        <draw:frame draw:style-name="gr7" draw:text-style-name="P5" draw:layer="layout" svg:width="3.291cm" svg:height="0.569cm" svg:x="-0.1cm" svg:y="11.1cm">
          <draw:text-box>
            <text:p text:style-name="P4"><text:span text:style-name="T3">classConstOffset</text:span></text:p>
          </draw:text-box>
        </draw:frame>
        <draw:line draw:style-name="gr8" draw:text-style-name="P6" draw:layer="layout" svg:x1="5.3cm" svg:y1="5.85cm" svg:x2="5.3cm" svg:y2="6.85cm">
          <text:p/>
        </draw:line>
        <draw:frame draw:style-name="gr3" draw:text-style-name="P3" draw:layer="layout" svg:width="4.613cm" svg:height="0.64cm" svg:x="7.9cm" svg:y="3.6cm">
          <draw:text-box>
            <text:p><text:span text:style-name="T2">Startadresse des Stacks 1</text:span></text:p>
          </draw:text-box>
        </draw:frame>
        <draw:frame draw:style-name="gr3" draw:text-style-name="P3" draw:layer="layout" svg:width="3.757cm" svg:height="0.64cm" svg:x="7.9cm" svg:y="4.1cm">
          <draw:text-box>
            <text:p><text:span text:style-name="T2">Grösse des Stacks 1</text:span></text:p>
          </draw:text-box>
        </draw:frame>
        <draw:rect draw:style-name="gr1" draw:text-style-name="P2" draw:layer="layout" svg:width="4.25cm" svg:height="0.5cm" svg:x="3.15cm" svg:y="7.6cm">
          <text:p text:style-name="P1"><text:span text:style-name="T1">baseHeap1</text:span></text:p>
        </draw:rect>
        <draw:rect draw:style-name="gr1" draw:text-style-name="P2" draw:layer="layout" svg:width="4.25cm" svg:height="0.5cm" svg:x="3.15cm" svg:y="7.1cm">
          <text:p text:style-name="P1"><text:span text:style-name="T1">nofHeaps</text:span></text:p>
        </draw:rect>
        <draw:rect draw:style-name="gr1" draw:text-style-name="P2" draw:layer="layout" svg:width="4.25cm" svg:height="0.505cm" svg:x="3.15cm" svg:y="8.1cm">
          <text:p text:style-name="P1"><text:span text:style-name="T1">sizeHeap1</text:span></text:p>
        </draw:rect>
        <draw:rect draw:style-name="gr2" draw:text-style-name="P2" draw:layer="layout" svg:width="4.25cm" svg:height="1.5cm" svg:x="3.15cm" svg:y="9.6cm">
          <text:p/>
        </draw:rect>
        <draw:rect draw:style-name="gr1" draw:text-style-name="P2" draw:layer="layout" svg:width="4.25cm" svg:height="0.5cm" svg:x="3.15cm" svg:y="8.6cm">
          <text:p text:style-name="P1"><text:span text:style-name="T1">baseHeap2</text:span></text:p>
        </draw:rect>
        <draw:frame draw:style-name="gr4" draw:text-style-name="P3" draw:layer="layout" svg:width="3.283cm" svg:height="0.64cm" svg:x="7.9cm" svg:y="7.1cm">
          <draw:text-box>
            <text:p><text:span text:style-name="T2">Anzahl der Heaps</text:span></text:p>
          </draw:text-box>
        </draw:frame>
        <draw:rect draw:style-name="gr1" draw:text-style-name="P2" draw:layer="layout" svg:width="4.25cm" svg:height="0.5cm" svg:x="3.15cm" svg:y="9.1cm">
          <text:p text:style-name="P1"><text:span text:style-name="T1">sizeHeap2</text:span></text:p>
        </draw:rect>
        <draw:line draw:style-name="gr8" draw:text-style-name="P6" draw:layer="layout" svg:x1="5.3cm" svg:y1="9.85cm" svg:x2="5.3cm" svg:y2="10.85cm">
          <text:p/>
        </draw:line>
        <draw:frame draw:style-name="gr3" draw:text-style-name="P3" draw:layer="layout" svg:width="4.566cm" svg:height="0.64cm" svg:x="7.9cm" svg:y="7.6cm">
          <draw:text-box>
            <text:p><text:span text:style-name="T2">Startadresse des Heaps 1</text:span></text:p>
          </draw:text-box>
        </draw:frame>
        <draw:frame draw:style-name="gr3" draw:text-style-name="P3" draw:layer="layout" svg:width="3.711cm" svg:height="0.64cm" svg:x="7.9cm" svg:y="8.1cm">
          <draw:text-box>
            <text:p><text:span text:style-name="T2">Grösse des Heaps 1</text:span></text:p>
          </draw:text-box>
        </draw:frame>
        <draw:rect draw:style-name="gr2" draw:text-style-name="P2" draw:layer="layout" svg:width="4.25cm" svg:height="1.5cm" svg:x="3.15cm" svg:y="12.6cm">
          <text:p/>
        </draw:rect>
        <draw:rect draw:style-name="gr1" draw:text-style-name="P2" draw:layer="layout" svg:width="4.25cm" svg:height="0.5cm" svg:x="3.15cm" svg:y="11.6cm">
          <text:p text:style-name="P1"><text:span text:style-name="T1">constBlkBaseClass1</text:span></text:p>
        </draw:rect>
        <draw:rect draw:style-name="gr1" draw:text-style-name="P2" draw:layer="layout" svg:width="4.25cm" svg:height="0.5cm" svg:x="3.15cm" svg:y="12.1cm">
          <text:p text:style-name="P1"><text:span text:style-name="T1">constBlkBaseClass2</text:span></text:p>
        </draw:rect>
        <draw:line draw:style-name="gr8" draw:text-style-name="P6" draw:layer="layout" svg:x1="5.3cm" svg:y1="12.85cm" svg:x2="5.3cm" svg:y2="13.85cm">
          <text:p/>
        </draw:line>
        <draw:rect draw:style-name="gr1" draw:text-style-name="P2" draw:layer="layout" svg:width="4.25cm" svg:height="0.5cm" svg:x="3.15cm" svg:y="11.1cm">
          <text:p text:style-name="P1"><text:span text:style-name="T1">nofClasses</text:span></text:p>
        </draw:rect>
        <draw:frame draw:style-name="gr3" draw:text-style-name="P3" draw:layer="layout" svg:width="2.911cm" svg:height="0.64cm" svg:x="7.9cm" svg:y="11.1cm">
          <draw:text-box>
            <text:p><text:span text:style-name="T2">Anzahl Klassen</text:span></text:p>
          </draw:text-box>
        </draw:frame>
        <draw:rect draw:style-name="gr1" draw:text-style-name="P2" draw:layer="layout" svg:width="4.25cm" svg:height="0.5cm" svg:x="3.15cm" svg:y="14.1cm">
          <text:p text:style-name="P1"><text:span text:style-name="T1">0</text:span></text:p>
        </draw:rect>
        <draw:rect draw:style-name="gr1" draw:text-style-name="P2" draw:layer="layout" svg:width="4.25cm" svg:height="0.5cm" svg:x="3.15cm" svg:y="1.6cm">
          <text:p text:style-name="P1"><text:span text:style-name="T1">kernelClinitAddr</text:span></text:p>
        </draw:rect>
        <draw:frame draw:style-name="gr3" draw:text-style-name="P3" draw:layer="layout" svg:width="7.686cm" svg:height="0.64cm" svg:x="7.875cm" svg:y="1.6cm">
          <draw:text-box>
            <text:p><text:span text:style-name="T2">Adresse des Klassenkonstruktors des Kernels</text:span></text:p>
          </draw:text-box>
        </draw:frame>
        <draw:rect draw:style-name="gr1" draw:text-style-name="P2" draw:layer="layout" svg:width="4.25cm" svg:height="0.5cm" svg:x="3.149cm" svg:y="2.099cm">
          <text:p text:style-name="P1"><text:span text:style-name="T1">resetOffset</text:span></text:p>
        </draw:rect>
        <draw:rect draw:style-name="gr1" draw:text-style-name="P2" draw:layer="layout" svg:width="4.25cm" svg:height="0.5cm" svg:x="3.148cm" svg:y="2.598cm">
          <text:p text:style-name="P1"><text:span text:style-name="T1">sizeToCopy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5cm" fo:page-height="14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Windows_x86 LibreOffice_project/dc9775d-05ecbee-0851ad3-1586698-727bf66</meta:generator>
    <meta:initial-creator>Urs Graf</meta:initial-creator>
    <meta:creation-date>2010-04-12T08:44:15</meta:creation-date>
    <dc:creator>Martin Züger</dc:creator>
    <dc:date>2012-11-07T16:46:25.77</dc:date>
    <meta:printed-by>Urs Graf</meta:printed-by>
    <meta:print-date>2010-04-12T09:03:01</meta:print-date>
    <meta:editing-cycles>14</meta:editing-cycles>
    <meta:editing-duration>PT6H26M25S</meta:editing-duration>
    <meta:document-statistic meta:object-count="43"/>
    <meta:user-defined meta:name="Info 1"/>
    <meta:user-defined meta:name="Info 2"/>
    <meta:user-defined meta:name="Info 3"/>
    <meta:user-defined meta:name="Info 4"/>
  </office:meta>
</office:document-meta>
</file>